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StarSymbol" svg:font-family="StarSymbol"/>
    <style:font-face style:font-family-generic="roman" style:name="Times New Roman1" svg:font-family="'Times New Roman'"/>
    <style:font-face style:font-family-generic="swiss" style:name="Arial1" svg:font-family="Ari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page-layout style:name="LandscapeStyle">
      <style:page-layout-properties fo:margin-bottom="0.7874in" fo:margin-left="0.7874in" fo:margin-right="0.7874in" fo:margin-top="0.7874in" fo:page-height="11.69&quot;" fo:page-width="8.27&quot;" style:footnote-max-height="0in" style:num-format="1" style:print-orientation="portrait" style:shadow="none" style:writing-mode="lr-tb">
        <style:background-image/>
        <style:footnote-sep/>
      </style:page-layout-properties>
      <style:header-style>
        <style:properties/>
      </style:header-style>
      <style:footer-style>
        <style:properties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LandscapeStyle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creator>S S</dc:creator>
    <dc:date>2021-04-18T17:41:52.98</dc:date>
    <meta:editing-cycles>3</meta:editing-cycles>
    <meta:editing-duration>PT3M18S</meta:editing-duration>
    <meta:document-statistic meta:table-count="0" meta:image-count="0" meta:object-count="0" meta:page-count="1" meta:paragraph-count="0" meta:word-count="0" meta:character-count="0"/>
  </office:meta>
</office:document-meta>
</file>